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0ec0" officeooo:paragraph-rsid="001b0ec0"/>
    </style:style>
    <style:style style:name="P2" style:family="paragraph" style:parent-style-name="Standard">
      <style:text-properties officeooo:rsid="001c8039" officeooo:paragraph-rsid="001c8039"/>
    </style:style>
    <style:style style:name="P3" style:family="paragraph" style:parent-style-name="Standard">
      <style:text-properties officeooo:rsid="001f33f6" officeooo:paragraph-rsid="001f33f6"/>
    </style:style>
    <style:style style:name="P4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officeooo:rsid="001b0ec0" officeooo:paragraph-rsid="001b0ec0"/>
    </style:style>
    <style:style style:name="T1" style:family="text">
      <style:text-properties officeooo:rsid="001e00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vex Capital Limited</text:p>
      <text:p text:style-name="P1">51 Neddie Drive</text:p>
      <text:p text:style-name="P1">Scarborough, ON, Canada</text:p>
      <text:p text:style-name="P4">M1T 2T2</text:p>
      <text:p text:style-name="P1"/>
      <text:p text:style-name="P2">Ownership Certificate</text:p>
      <text:p text:style-name="P2"/>
      <text:p text:style-name="P2">This document certifies that the sole owner of <text:span text:style-name="T1">convex capital limited (“</text:span>th<text:span text:style-name="T1">e C</text:span>ompany”<text:span text:style-name="T1">)</text:span> is Ji Shi, <text:span text:style-name="T1">owning 100% of the Company.</text:span></text:p>
      <text:p text:style-name="P2"/>
      <text:p text:style-name="P2"/>
      <text:p text:style-name="P2">Ji Shi </text:p>
      <text:p text:style-name="P2">Director of the Company</text:p>
      <text:p text:style-name="P3">Jun 12, 2019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20:38:42.747982707</meta:creation-date>
    <dc:date>2019-06-12T20:41:46.963989249</dc:date>
    <meta:editing-duration>PT3M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43" meta:character-count="254" meta:non-whitespace-character-count="219"/>
  </office:meta>
</office:document-meta>
</file>